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2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1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3" office:value-type="string">
            <text:p text:style-name="P17">80<text:span text:style-name="T8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8">15.4</text:span></text:p>
          </table:table-cell>
        </table:table-row>
        <table:table-row>
          <table:table-cell table:style-name="t1.A7" office:value-type="string">
            <text:p text:style-name="P17">800<text:span text:style-name="T8">.</text:span>0 мЗв/ч</text:p>
          </table:table-cell>
          <table:table-cell table:style-name="t1.B7" office:value-type="string">
            <text:p text:style-name="P18">$1-n<text:span text:style-name="T8">3</text:span></text:p>
          </table:table-cell>
          <table:table-cell table:style-name="t1.B7" office:value-type="string">
            <text:p text:style-name="P18">$1-d<text:span text:style-name="T8">3</text:span></text:p>
          </table:table-cell>
          <table:table-cell table:style-name="t1.D7" office:value-type="string">
            <text:section text:style-name="Sect1" text:name="Раздел10">
              <text:p text:style-name="P7">$1-<text:span text:style-name="T8">m30</text:span></text:p>
              <text:p text:style-name="P36">$1-<text:span text:style-name="T8">m31</text:span></text:p>
              <text:p text:style-name="P36">$1-<text:span text:style-name="T8">m32</text:span></text:p>
              <text:p text:style-name="P36">$1-<text:span text:style-name="T8">m33</text:span></text:p>
              <text:p text:style-name="P36">$1-<text:span text:style-name="T8">m34</text:span></text:p>
            </text:section>
          </table:table-cell>
          <table:table-cell table:style-name="t1.B7" office:value-type="string">
            <text:p text:style-name="P18">$1-av<text:span text:style-name="T8">3</text:span></text:p>
          </table:table-cell>
          <table:table-cell table:style-name="t1.B7" office:value-type="string">
            <text:p text:style-name="P18">$1-o<text:span text:style-name="T8">3</text:span></text:p>
          </table:table-cell>
          <table:table-cell table:style-name="t1.B7" office:value-type="string">
            <text:p text:style-name="P18">$1-q<text:span text:style-name="T8">3</text:span></text:p>
          </table:table-cell>
          <table:table-cell table:style-name="t1.B7" office:value-type="string">
            <text:p text:style-name="P18">$1-do<text:span text:style-name="T8">3</text:span></text:p>
          </table:table-cell>
          <table:table-cell table:style-name="t1.I7" office:value-type="string">
            <text:p text:style-name="P25">±<text:span text:style-name="T8">15.8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2">,</text:span>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$1-<text:span text:style-name="T1">dn</text:span>_<text:span text:style-name="T8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$1-d_dev_<text:span text:style-name="T8">1</text:span></text:p>
          </table:table-cell>
          <table:table-cell table:style-name="s1.B4" office:value-type="string">
            <text:p text:style-name="P18">$1-dose_<text:span text:style-name="T8">1</text:span></text:p>
          </table:table-cell>
          <table:table-cell table:style-name="s1.B4" office:value-type="string">
            <text:p text:style-name="P18">$1-d_res_<text:span text:style-name="T8">1</text:span></text:p>
          </table:table-cell>
          <table:table-cell table:style-name="s1.B4" office:value-type="string">
            <text:p text:style-name="P18">$1-o_pog_<text:span text:style-name="T8">1</text:span></text:p>
          </table:table-cell>
          <table:table-cell table:style-name="s1.B4" office:value-type="string">
            <text:p text:style-name="P18">$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8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8">2</text:span></text:p>
          </table:table-cell>
          <table:table-cell table:style-name="s1.B5" office:value-type="string">
            <text:p text:style-name="P18">$1-dose_<text:span text:style-name="T8">2</text:span></text:p>
          </table:table-cell>
          <table:table-cell table:style-name="s1.B5" office:value-type="string">
            <text:p text:style-name="P18">$1-d_res_<text:span text:style-name="T8">2</text:span></text:p>
          </table:table-cell>
          <table:table-cell table:style-name="s1.B5" office:value-type="string">
            <text:p text:style-name="P18">$1-o_pog_<text:span text:style-name="T8">2</text:span></text:p>
          </table:table-cell>
          <table:table-cell table:style-name="s1.B5" office:value-type="string">
            <text:p text:style-name="P18">$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5">Фон</text:p>
          </table:table-cell>
          <table:table-cell table:style-name="t2.B3" office:value-type="string">
            <text:p text:style-name="P36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6">$2-bg0</text:p>
              <text:p text:style-name="P36">$2-bg1</text:p>
              <text:p text:style-name="P36">$2-bg2</text:p>
              <text:p text:style-name="P36">$2-bg3</text:p>
              <text:p text:style-name="P36">$2-bg4</text:p>
              <text:p text:style-name="P36">$2-bg5</text:p>
              <text:p text:style-name="P36">$2-bg6</text:p>
              <text:p text:style-name="P36">$2-bg7</text:p>
              <text:p text:style-name="P35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6">$2-m00</text:p>
              <text:p text:style-name="P36">$2-m01</text:p>
              <text:p text:style-name="P36">$2-m02</text:p>
              <text:p text:style-name="P36">$2-m03</text:p>
              <text:p text:style-name="P36">$2-m04</text:p>
              <text:p text:style-name="P36">$2-m05</text:p>
              <text:p text:style-name="P36">$2-m06</text:p>
              <text:p text:style-name="P36">$2-m07</text:p>
              <text:p text:style-name="P36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8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6">$2-m11</text:p>
              <text:p text:style-name="P36">$2-m12</text:p>
              <text:p text:style-name="P36">$2-m13</text:p>
              <text:p text:style-name="P36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8">15</text:span></text:p>
          </table:table-cell>
        </table:table-row>
        <table:table-row>
          <table:table-cell table:style-name="t2.A3" office:value-type="string">
            <text:p text:style-name="P17">80<text:span text:style-name="T8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6">$2-m21</text:p>
              <text:p text:style-name="P36">$2-m22</text:p>
              <text:p text:style-name="P36">$2-m23</text:p>
              <text:p text:style-name="P36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8">15.4</text:span></text:p>
          </table:table-cell>
        </table:table-row>
        <table:table-row>
          <table:table-cell table:style-name="t2.A7" office:value-type="string">
            <text:p text:style-name="P17">800<text:span text:style-name="T8">.</text:span>0 мЗв/ч</text:p>
          </table:table-cell>
          <table:table-cell table:style-name="t2.B7" office:value-type="string">
            <text:p text:style-name="P18">$2-n<text:span text:style-name="T8">3</text:span></text:p>
          </table:table-cell>
          <table:table-cell table:style-name="t2.B7" office:value-type="string">
            <text:p text:style-name="P18">$2-d<text:span text:style-name="T8">3</text:span></text:p>
          </table:table-cell>
          <table:table-cell table:style-name="t2.D7" office:value-type="string">
            <text:section text:style-name="Sect1" text:name="Раздел4">
              <text:p text:style-name="P7">$2-<text:span text:style-name="T8">m30</text:span></text:p>
              <text:p text:style-name="P36">$2-<text:span text:style-name="T8">m31</text:span></text:p>
              <text:p text:style-name="P36">$2-<text:span text:style-name="T8">m32</text:span></text:p>
              <text:p text:style-name="P36">$2-<text:span text:style-name="T8">m33</text:span></text:p>
              <text:p text:style-name="P36">$2-<text:span text:style-name="T8">m34</text:span></text:p>
            </text:section>
          </table:table-cell>
          <table:table-cell table:style-name="t2.B7" office:value-type="string">
            <text:p text:style-name="P18">$2-av<text:span text:style-name="T8">3</text:span></text:p>
          </table:table-cell>
          <table:table-cell table:style-name="t2.B7" office:value-type="string">
            <text:p text:style-name="P18">$2-o<text:span text:style-name="T8">3</text:span></text:p>
          </table:table-cell>
          <table:table-cell table:style-name="t2.B7" office:value-type="string">
            <text:p text:style-name="P18">$2-q<text:span text:style-name="T8">3</text:span></text:p>
          </table:table-cell>
          <table:table-cell table:style-name="t2.B7" office:value-type="string">
            <text:p text:style-name="P18">$2-do<text:span text:style-name="T8">3</text:span></text:p>
          </table:table-cell>
          <table:table-cell table:style-name="t2.I7" office:value-type="string">
            <text:p text:style-name="P25"><text:span text:style-name="T8">±15.8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2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8">мкЗв</text:span></text:p>
          </table:table-cell>
          <table:table-cell table:style-name="s2.B4" office:value-type="string">
            <text:p text:style-name="P18">$2-<text:span text:style-name="T1">dn</text:span>_<text:span text:style-name="T8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8">360</text:span>c</text:p>
          </table:table-cell>
          <table:table-cell table:style-name="s2.B4" office:value-type="string">
            <text:p text:style-name="P18">$2-d_dev_<text:span text:style-name="T8">1</text:span></text:p>
          </table:table-cell>
          <table:table-cell table:style-name="s2.B4" office:value-type="string">
            <text:p text:style-name="P18">$2-dose_<text:span text:style-name="T8">1</text:span></text:p>
          </table:table-cell>
          <table:table-cell table:style-name="s2.B4" office:value-type="string">
            <text:p text:style-name="P18">$2-d_res_<text:span text:style-name="T8">1</text:span></text:p>
          </table:table-cell>
          <table:table-cell table:style-name="s2.B4" office:value-type="string">
            <text:p text:style-name="P18">$2-o_pog_<text:span text:style-name="T8">1</text:span></text:p>
          </table:table-cell>
          <table:table-cell table:style-name="s2.B4" office:value-type="string">
            <text:p text:style-name="P18">$2-d_gran_<text:span text:style-name="T8">1</text:span></text:p>
          </table:table-cell>
          <table:table-cell table:style-name="s2.I4" office:value-type="string">
            <text:p text:style-name="P17">±<text:span text:style-name="T8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8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8">2</text:span></text:p>
          </table:table-cell>
          <table:table-cell table:style-name="s2.B5" office:value-type="string">
            <text:p text:style-name="P18">$2-dose_<text:span text:style-name="T8">2</text:span></text:p>
          </table:table-cell>
          <table:table-cell table:style-name="s2.B5" office:value-type="string">
            <text:p text:style-name="P18">$2-d_res_<text:span text:style-name="T8">2</text:span></text:p>
          </table:table-cell>
          <table:table-cell table:style-name="s2.B5" office:value-type="string">
            <text:p text:style-name="P18">$2-o_pog_<text:span text:style-name="T8">2</text:span></text:p>
          </table:table-cell>
          <table:table-cell table:style-name="s2.B5" office:value-type="string">
            <text:p text:style-name="P18">$2-d_gran_<text:span text:style-name="T8">2</text:span></text:p>
          </table:table-cell>
          <table:table-cell table:style-name="s2.I5" office:value-type="string">
            <text:p text:style-name="P17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3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5">Фон</text:p>
          </table:table-cell>
          <table:table-cell table:style-name="t3.B3" office:value-type="string">
            <text:p text:style-name="P36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6">$3-bg0</text:p>
              <text:p text:style-name="P36">$3-bg1</text:p>
              <text:p text:style-name="P36">$3-bg2</text:p>
              <text:p text:style-name="P36">$3-bg3</text:p>
              <text:p text:style-name="P36">$3-bg4</text:p>
              <text:p text:style-name="P36">$3-bg5</text:p>
              <text:p text:style-name="P36">$3-bg6</text:p>
              <text:p text:style-name="P36">$3-bg7</text:p>
              <text:p text:style-name="P35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6">$3-m00</text:p>
              <text:p text:style-name="P36">$3-m01</text:p>
              <text:p text:style-name="P36">$3-m02</text:p>
              <text:p text:style-name="P36">$3-m03</text:p>
              <text:p text:style-name="P36">$3-m04</text:p>
              <text:p text:style-name="P36">$3-m05</text:p>
              <text:p text:style-name="P36">$3-m06</text:p>
              <text:p text:style-name="P36">$3-m07</text:p>
              <text:p text:style-name="P36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8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6">$3-m11</text:p>
              <text:p text:style-name="P36">$3-m12</text:p>
              <text:p text:style-name="P36">$3-m13</text:p>
              <text:p text:style-name="P36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8">15</text:span></text:p>
          </table:table-cell>
        </table:table-row>
        <table:table-row>
          <table:table-cell table:style-name="t3.A3" office:value-type="string">
            <text:p text:style-name="P17">80<text:span text:style-name="T8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6">$3-m21</text:p>
              <text:p text:style-name="P36">$3-m22</text:p>
              <text:p text:style-name="P36">$3-m23</text:p>
              <text:p text:style-name="P36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8">15.4</text:span></text:p>
          </table:table-cell>
        </table:table-row>
        <table:table-row>
          <table:table-cell table:style-name="t3.A7" office:value-type="string">
            <text:p text:style-name="P17">800<text:span text:style-name="T8">.</text:span>0 мЗв/ч</text:p>
          </table:table-cell>
          <table:table-cell table:style-name="t3.B7" office:value-type="string">
            <text:p text:style-name="P18">$3-n<text:span text:style-name="T8">3</text:span></text:p>
          </table:table-cell>
          <table:table-cell table:style-name="t3.B7" office:value-type="string">
            <text:p text:style-name="P18">$3-d<text:span text:style-name="T8">3</text:span></text:p>
          </table:table-cell>
          <table:table-cell table:style-name="t3.D7" office:value-type="string">
            <text:section text:style-name="Sect1" text:name="Раздел15">
              <text:p text:style-name="P7">$3-<text:span text:style-name="T8">m30</text:span></text:p>
              <text:p text:style-name="P36">$3-<text:span text:style-name="T8">m31</text:span></text:p>
              <text:p text:style-name="P36">$3-<text:span text:style-name="T8">m32</text:span></text:p>
              <text:p text:style-name="P36">$3-<text:span text:style-name="T8">m33</text:span></text:p>
              <text:p text:style-name="P36">$3-<text:span text:style-name="T8">m34</text:span></text:p>
            </text:section>
          </table:table-cell>
          <table:table-cell table:style-name="t3.B7" office:value-type="string">
            <text:p text:style-name="P18">$3-av<text:span text:style-name="T8">3</text:span></text:p>
          </table:table-cell>
          <table:table-cell table:style-name="t3.B7" office:value-type="string">
            <text:p text:style-name="P18">$3-o<text:span text:style-name="T8">3</text:span></text:p>
          </table:table-cell>
          <table:table-cell table:style-name="t3.B7" office:value-type="string">
            <text:p text:style-name="P18">$3-q<text:span text:style-name="T8">3</text:span></text:p>
          </table:table-cell>
          <table:table-cell table:style-name="t3.B7" office:value-type="string">
            <text:p text:style-name="P18">$3-do<text:span text:style-name="T8">3</text:span></text:p>
          </table:table-cell>
          <table:table-cell table:style-name="t3.I7" office:value-type="string">
            <text:p text:style-name="P25">±<text:span text:style-name="T8">15.8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3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8">мкЗв</text:span></text:p>
          </table:table-cell>
          <table:table-cell table:style-name="s3.B4" office:value-type="string">
            <text:p text:style-name="P18">$3-<text:span text:style-name="T1">dn</text:span>_<text:span text:style-name="T8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8">360</text:span>c</text:p>
          </table:table-cell>
          <table:table-cell table:style-name="s3.B4" office:value-type="string">
            <text:p text:style-name="P18">$3-d_dev_<text:span text:style-name="T8">1</text:span></text:p>
          </table:table-cell>
          <table:table-cell table:style-name="s3.B4" office:value-type="string">
            <text:p text:style-name="P18">$3-dose_<text:span text:style-name="T8">1</text:span></text:p>
          </table:table-cell>
          <table:table-cell table:style-name="s3.B4" office:value-type="string">
            <text:p text:style-name="P18">$3-d_res_<text:span text:style-name="T8">1</text:span></text:p>
          </table:table-cell>
          <table:table-cell table:style-name="s3.B4" office:value-type="string">
            <text:p text:style-name="P18">$3-o_pog_<text:span text:style-name="T8">1</text:span></text:p>
          </table:table-cell>
          <table:table-cell table:style-name="s3.B4" office:value-type="string">
            <text:p text:style-name="P18">$3-d_gran_<text:span text:style-name="T8">1</text:span></text:p>
          </table:table-cell>
          <table:table-cell table:style-name="s3.I4" office:value-type="string">
            <text:p text:style-name="P17">±<text:span text:style-name="T8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8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8">2</text:span></text:p>
          </table:table-cell>
          <table:table-cell table:style-name="s3.B5" office:value-type="string">
            <text:p text:style-name="P18">$3-dose_<text:span text:style-name="T8">2</text:span></text:p>
          </table:table-cell>
          <table:table-cell table:style-name="s3.B5" office:value-type="string">
            <text:p text:style-name="P18">$3-d_res_<text:span text:style-name="T8">2</text:span></text:p>
          </table:table-cell>
          <table:table-cell table:style-name="s3.B5" office:value-type="string">
            <text:p text:style-name="P18">$3-o_pog_<text:span text:style-name="T8">2</text:span></text:p>
          </table:table-cell>
          <table:table-cell table:style-name="s3.B5" office:value-type="string">
            <text:p text:style-name="P18">$3-d_gran_<text:span text:style-name="T8">2</text:span></text:p>
          </table:table-cell>
          <table:table-cell table:style-name="s3.I5" office:value-type="string">
            <text:p text:style-name="P17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4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5">Фон</text:p>
          </table:table-cell>
          <table:table-cell table:style-name="t4.B3" office:value-type="string">
            <text:p text:style-name="P36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6">$4-bg0</text:p>
              <text:p text:style-name="P36">$4-bg1</text:p>
              <text:p text:style-name="P36">$4-bg2</text:p>
              <text:p text:style-name="P36">$4-bg3</text:p>
              <text:p text:style-name="P36">$4-bg4</text:p>
              <text:p text:style-name="P36">$4-bg5</text:p>
              <text:p text:style-name="P36">$4-bg6</text:p>
              <text:p text:style-name="P36">$4-bg7</text:p>
              <text:p text:style-name="P35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6">$4-m00</text:p>
              <text:p text:style-name="P36">$4-m01</text:p>
              <text:p text:style-name="P36">$4-m02</text:p>
              <text:p text:style-name="P36">$4-m03</text:p>
              <text:p text:style-name="P36">$4-m04</text:p>
              <text:p text:style-name="P36">$4-m05</text:p>
              <text:p text:style-name="P36">$4-m06</text:p>
              <text:p text:style-name="P36">$4-m07</text:p>
              <text:p text:style-name="P36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8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6">$4-m11</text:p>
              <text:p text:style-name="P36">$4-m12</text:p>
              <text:p text:style-name="P36">$4-m13</text:p>
              <text:p text:style-name="P36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8">15</text:span></text:p>
          </table:table-cell>
        </table:table-row>
        <table:table-row>
          <table:table-cell table:style-name="t4.A3" office:value-type="string">
            <text:p text:style-name="P17">80<text:span text:style-name="T8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6">$4-m21</text:p>
              <text:p text:style-name="P36">$4-m22</text:p>
              <text:p text:style-name="P36">$4-m23</text:p>
              <text:p text:style-name="P36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8">15.4</text:span></text:p>
          </table:table-cell>
        </table:table-row>
        <table:table-row>
          <table:table-cell table:style-name="t4.A7" office:value-type="string">
            <text:p text:style-name="P17">800<text:span text:style-name="T8">.</text:span>0 мЗв/ч</text:p>
          </table:table-cell>
          <table:table-cell table:style-name="t4.B7" office:value-type="string">
            <text:p text:style-name="P18">$4-n<text:span text:style-name="T8">3</text:span></text:p>
          </table:table-cell>
          <table:table-cell table:style-name="t4.B7" office:value-type="string">
            <text:p text:style-name="P18">$4-d<text:span text:style-name="T8">3</text:span></text:p>
          </table:table-cell>
          <table:table-cell table:style-name="t4.D7" office:value-type="string">
            <text:section text:style-name="Sect1" text:name="Раздел20">
              <text:p text:style-name="P7">$4-<text:span text:style-name="T8">m30</text:span></text:p>
              <text:p text:style-name="P36">$4-<text:span text:style-name="T8">m31</text:span></text:p>
              <text:p text:style-name="P36">$4-<text:span text:style-name="T8">m32</text:span></text:p>
              <text:p text:style-name="P36">$4-<text:span text:style-name="T8">m33</text:span></text:p>
              <text:p text:style-name="P36">$4-<text:span text:style-name="T8">m34</text:span></text:p>
            </text:section>
          </table:table-cell>
          <table:table-cell table:style-name="t4.B7" office:value-type="string">
            <text:p text:style-name="P18">$4-av<text:span text:style-name="T8">3</text:span></text:p>
          </table:table-cell>
          <table:table-cell table:style-name="t4.B7" office:value-type="string">
            <text:p text:style-name="P18">$4-o<text:span text:style-name="T8">3</text:span></text:p>
          </table:table-cell>
          <table:table-cell table:style-name="t4.B7" office:value-type="string">
            <text:p text:style-name="P18">$4-q<text:span text:style-name="T8">3</text:span></text:p>
          </table:table-cell>
          <table:table-cell table:style-name="t4.B7" office:value-type="string">
            <text:p text:style-name="P18">$4-do<text:span text:style-name="T8">3</text:span></text:p>
          </table:table-cell>
          <table:table-cell table:style-name="t4.I7" office:value-type="string">
            <text:p text:style-name="P25">±<text:span text:style-name="T8">15.8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4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8">мкЗв</text:span></text:p>
          </table:table-cell>
          <table:table-cell table:style-name="s4.B4" office:value-type="string">
            <text:p text:style-name="P18">$4-<text:span text:style-name="T1">dn</text:span>_<text:span text:style-name="T8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8">360</text:span>c</text:p>
          </table:table-cell>
          <table:table-cell table:style-name="s4.B4" office:value-type="string">
            <text:p text:style-name="P18">$4-d_dev_<text:span text:style-name="T8">1</text:span></text:p>
          </table:table-cell>
          <table:table-cell table:style-name="s4.B4" office:value-type="string">
            <text:p text:style-name="P18">$4-dose_<text:span text:style-name="T8">1</text:span></text:p>
          </table:table-cell>
          <table:table-cell table:style-name="s4.B4" office:value-type="string">
            <text:p text:style-name="P18">$4-d_res_<text:span text:style-name="T8">1</text:span></text:p>
          </table:table-cell>
          <table:table-cell table:style-name="s4.B4" office:value-type="string">
            <text:p text:style-name="P18">$4-o_pog_<text:span text:style-name="T8">1</text:span></text:p>
          </table:table-cell>
          <table:table-cell table:style-name="s4.B4" office:value-type="string">
            <text:p text:style-name="P18">$4-d_gran_<text:span text:style-name="T8">1</text:span></text:p>
          </table:table-cell>
          <table:table-cell table:style-name="s4.I4" office:value-type="string">
            <text:p text:style-name="P17">±<text:span text:style-name="T8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8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8">2</text:span></text:p>
          </table:table-cell>
          <table:table-cell table:style-name="s4.B5" office:value-type="string">
            <text:p text:style-name="P18">$4-dose_<text:span text:style-name="T8">2</text:span></text:p>
          </table:table-cell>
          <table:table-cell table:style-name="s4.B5" office:value-type="string">
            <text:p text:style-name="P18">$4-d_res_<text:span text:style-name="T8">2</text:span></text:p>
          </table:table-cell>
          <table:table-cell table:style-name="s4.B5" office:value-type="string">
            <text:p text:style-name="P18">$4-o_pog_<text:span text:style-name="T8">2</text:span></text:p>
          </table:table-cell>
          <table:table-cell table:style-name="s4.B5" office:value-type="string">
            <text:p text:style-name="P18">$4-d_gran_<text:span text:style-name="T8">2</text:span></text:p>
          </table:table-cell>
          <table:table-cell table:style-name="s4.I5" office:value-type="string">
            <text:p text:style-name="P17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5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5">Фон</text:p>
          </table:table-cell>
          <table:table-cell table:style-name="t5.B3" office:value-type="string">
            <text:p text:style-name="P36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6">$5-bg0</text:p>
              <text:p text:style-name="P36">$5-bg1</text:p>
              <text:p text:style-name="P36">$5-bg2</text:p>
              <text:p text:style-name="P36">$5-bg3</text:p>
              <text:p text:style-name="P36">$5-bg4</text:p>
              <text:p text:style-name="P36">$5-bg5</text:p>
              <text:p text:style-name="P36">$5-bg6</text:p>
              <text:p text:style-name="P36">$5-bg7</text:p>
              <text:p text:style-name="P35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6">$5-m00</text:p>
              <text:p text:style-name="P36">$5-m01</text:p>
              <text:p text:style-name="P36">$5-m02</text:p>
              <text:p text:style-name="P36">$5-m03</text:p>
              <text:p text:style-name="P36">$5-m04</text:p>
              <text:p text:style-name="P36">$5-m05</text:p>
              <text:p text:style-name="P36">$5-m06</text:p>
              <text:p text:style-name="P36">$5-m07</text:p>
              <text:p text:style-name="P36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8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6">$5-m11</text:p>
              <text:p text:style-name="P36">$5-m12</text:p>
              <text:p text:style-name="P36">$5-m13</text:p>
              <text:p text:style-name="P36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8">15</text:span></text:p>
          </table:table-cell>
        </table:table-row>
        <table:table-row>
          <table:table-cell table:style-name="t5.A3" office:value-type="string">
            <text:p text:style-name="P17">80<text:span text:style-name="T8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6">$5-m21</text:p>
              <text:p text:style-name="P36">$5-m22</text:p>
              <text:p text:style-name="P36">$5-m23</text:p>
              <text:p text:style-name="P36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8">15.4</text:span></text:p>
          </table:table-cell>
        </table:table-row>
        <table:table-row>
          <table:table-cell table:style-name="t5.A7" office:value-type="string">
            <text:p text:style-name="P17">800<text:span text:style-name="T8">.</text:span>0 мЗв/ч</text:p>
          </table:table-cell>
          <table:table-cell table:style-name="t5.B7" office:value-type="string">
            <text:p text:style-name="P18">$5-n<text:span text:style-name="T8">3</text:span></text:p>
          </table:table-cell>
          <table:table-cell table:style-name="t5.B7" office:value-type="string">
            <text:p text:style-name="P18">$5-d<text:span text:style-name="T8">3</text:span></text:p>
          </table:table-cell>
          <table:table-cell table:style-name="t5.D7" office:value-type="string">
            <text:section text:style-name="Sect1" text:name="Раздел25">
              <text:p text:style-name="P7">$5-<text:span text:style-name="T8">m30</text:span></text:p>
              <text:p text:style-name="P36">$5-<text:span text:style-name="T8">m31</text:span></text:p>
              <text:p text:style-name="P36">$5-<text:span text:style-name="T8">m32</text:span></text:p>
              <text:p text:style-name="P36">$5-<text:span text:style-name="T8">m33</text:span></text:p>
              <text:p text:style-name="P36">$5-<text:span text:style-name="T8">m34</text:span></text:p>
            </text:section>
          </table:table-cell>
          <table:table-cell table:style-name="t5.B7" office:value-type="string">
            <text:p text:style-name="P18">$5-av<text:span text:style-name="T8">3</text:span></text:p>
          </table:table-cell>
          <table:table-cell table:style-name="t5.B7" office:value-type="string">
            <text:p text:style-name="P18">$5-o<text:span text:style-name="T8">3</text:span></text:p>
          </table:table-cell>
          <table:table-cell table:style-name="t5.B7" office:value-type="string">
            <text:p text:style-name="P18">$5-q<text:span text:style-name="T8">3</text:span></text:p>
          </table:table-cell>
          <table:table-cell table:style-name="t5.B7" office:value-type="string">
            <text:p text:style-name="P18">$5-do<text:span text:style-name="T8">3</text:span></text:p>
          </table:table-cell>
          <table:table-cell table:style-name="t5.I7" office:value-type="string">
            <text:p text:style-name="P25">±<text:span text:style-name="T8">15.8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5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8">мкЗв</text:span></text:p>
          </table:table-cell>
          <table:table-cell table:style-name="s5.B4" office:value-type="string">
            <text:p text:style-name="P18">$5-<text:span text:style-name="T1">dn</text:span>_<text:span text:style-name="T8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8">360</text:span>c</text:p>
          </table:table-cell>
          <table:table-cell table:style-name="s5.B4" office:value-type="string">
            <text:p text:style-name="P18">$5-d_dev_<text:span text:style-name="T8">1</text:span></text:p>
          </table:table-cell>
          <table:table-cell table:style-name="s5.B4" office:value-type="string">
            <text:p text:style-name="P18">$5-dose_<text:span text:style-name="T8">1</text:span></text:p>
          </table:table-cell>
          <table:table-cell table:style-name="s5.B4" office:value-type="string">
            <text:p text:style-name="P18">$5-d_res_<text:span text:style-name="T8">1</text:span></text:p>
          </table:table-cell>
          <table:table-cell table:style-name="s5.B4" office:value-type="string">
            <text:p text:style-name="P18">$5-o_pog_<text:span text:style-name="T8">1</text:span></text:p>
          </table:table-cell>
          <table:table-cell table:style-name="s5.B4" office:value-type="string">
            <text:p text:style-name="P18">$5-d_gran_<text:span text:style-name="T8">1</text:span></text:p>
          </table:table-cell>
          <table:table-cell table:style-name="s5.I4" office:value-type="string">
            <text:p text:style-name="P17">±<text:span text:style-name="T8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8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8">2</text:span></text:p>
          </table:table-cell>
          <table:table-cell table:style-name="s5.B5" office:value-type="string">
            <text:p text:style-name="P18">$5-dose_<text:span text:style-name="T8">2</text:span></text:p>
          </table:table-cell>
          <table:table-cell table:style-name="s5.B5" office:value-type="string">
            <text:p text:style-name="P18">$5-d_res_<text:span text:style-name="T8">2</text:span></text:p>
          </table:table-cell>
          <table:table-cell table:style-name="s5.B5" office:value-type="string">
            <text:p text:style-name="P18">$5-o_pog_<text:span text:style-name="T8">2</text:span></text:p>
          </table:table-cell>
          <table:table-cell table:style-name="s5.B5" office:value-type="string">
            <text:p text:style-name="P18">$5-d_gran_<text:span text:style-name="T8">2</text:span></text:p>
          </table:table-cell>
          <table:table-cell table:style-name="s5.I5" office:value-type="string">
            <text:p text:style-name="P17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6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5">Фон</text:p>
          </table:table-cell>
          <table:table-cell table:style-name="t6.B3" office:value-type="string">
            <text:p text:style-name="P36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6">$6-bg0</text:p>
              <text:p text:style-name="P36">$6-bg1</text:p>
              <text:p text:style-name="P36">$6-bg2</text:p>
              <text:p text:style-name="P36">$6-bg3</text:p>
              <text:p text:style-name="P36">$6-bg4</text:p>
              <text:p text:style-name="P36">$6-bg5</text:p>
              <text:p text:style-name="P36">$6-bg6</text:p>
              <text:p text:style-name="P36">$6-bg7</text:p>
              <text:p text:style-name="P35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6">$6-m00</text:p>
              <text:p text:style-name="P36">$6-m01</text:p>
              <text:p text:style-name="P36">$6-m02</text:p>
              <text:p text:style-name="P36">$6-m03</text:p>
              <text:p text:style-name="P36">$6-m04</text:p>
              <text:p text:style-name="P36">$6-m05</text:p>
              <text:p text:style-name="P36">$6-m06</text:p>
              <text:p text:style-name="P36">$6-m07</text:p>
              <text:p text:style-name="P36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8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6">$6-m11</text:p>
              <text:p text:style-name="P36">$6-m12</text:p>
              <text:p text:style-name="P36">$6-m13</text:p>
              <text:p text:style-name="P36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8">15</text:span></text:p>
          </table:table-cell>
        </table:table-row>
        <table:table-row>
          <table:table-cell table:style-name="t6.A3" office:value-type="string">
            <text:p text:style-name="P17">80<text:span text:style-name="T8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6">$6-m21</text:p>
              <text:p text:style-name="P36">$6-m22</text:p>
              <text:p text:style-name="P36">$6-m23</text:p>
              <text:p text:style-name="P36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8">15.4</text:span></text:p>
          </table:table-cell>
        </table:table-row>
        <table:table-row>
          <table:table-cell table:style-name="t6.A7" office:value-type="string">
            <text:p text:style-name="P17">800<text:span text:style-name="T8">.</text:span>0 мЗв/ч</text:p>
          </table:table-cell>
          <table:table-cell table:style-name="t6.B7" office:value-type="string">
            <text:p text:style-name="P18">$6-n<text:span text:style-name="T8">3</text:span></text:p>
          </table:table-cell>
          <table:table-cell table:style-name="t6.B7" office:value-type="string">
            <text:p text:style-name="P18">$6-d<text:span text:style-name="T8">3</text:span></text:p>
          </table:table-cell>
          <table:table-cell table:style-name="t6.D7" office:value-type="string">
            <text:section text:style-name="Sect1" text:name="Раздел30">
              <text:p text:style-name="P7">$6-<text:span text:style-name="T8">m30</text:span></text:p>
              <text:p text:style-name="P36">$6-<text:span text:style-name="T8">m31</text:span></text:p>
              <text:p text:style-name="P36">$6-<text:span text:style-name="T8">m32</text:span></text:p>
              <text:p text:style-name="P36">$6-<text:span text:style-name="T8">m33</text:span></text:p>
              <text:p text:style-name="P36">$6-<text:span text:style-name="T8">m34</text:span></text:p>
            </text:section>
          </table:table-cell>
          <table:table-cell table:style-name="t6.B7" office:value-type="string">
            <text:p text:style-name="P18">$6-av<text:span text:style-name="T8">3</text:span></text:p>
          </table:table-cell>
          <table:table-cell table:style-name="t6.B7" office:value-type="string">
            <text:p text:style-name="P18">$6-o<text:span text:style-name="T8">3</text:span></text:p>
          </table:table-cell>
          <table:table-cell table:style-name="t6.B7" office:value-type="string">
            <text:p text:style-name="P18">$6-q<text:span text:style-name="T8">3</text:span></text:p>
          </table:table-cell>
          <table:table-cell table:style-name="t6.B7" office:value-type="string">
            <text:p text:style-name="P18">$6-do<text:span text:style-name="T8">3</text:span></text:p>
          </table:table-cell>
          <table:table-cell table:style-name="t6.I7" office:value-type="string">
            <text:p text:style-name="P25">±<text:span text:style-name="T8">15.8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6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8">мкЗв</text:span></text:p>
          </table:table-cell>
          <table:table-cell table:style-name="s6.B4" office:value-type="string">
            <text:p text:style-name="P18">$6-<text:span text:style-name="T1">dn</text:span>_<text:span text:style-name="T8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8">360</text:span>c</text:p>
          </table:table-cell>
          <table:table-cell table:style-name="s6.B4" office:value-type="string">
            <text:p text:style-name="P18">$6-d_dev_<text:span text:style-name="T8">1</text:span></text:p>
          </table:table-cell>
          <table:table-cell table:style-name="s6.B4" office:value-type="string">
            <text:p text:style-name="P18">$6-dose_<text:span text:style-name="T8">1</text:span></text:p>
          </table:table-cell>
          <table:table-cell table:style-name="s6.B4" office:value-type="string">
            <text:p text:style-name="P18">$6-d_res_<text:span text:style-name="T8">1</text:span></text:p>
          </table:table-cell>
          <table:table-cell table:style-name="s6.B4" office:value-type="string">
            <text:p text:style-name="P18">$6-o_pog_<text:span text:style-name="T8">1</text:span></text:p>
          </table:table-cell>
          <table:table-cell table:style-name="s6.B4" office:value-type="string">
            <text:p text:style-name="P18">$6-d_gran_<text:span text:style-name="T8">1</text:span></text:p>
          </table:table-cell>
          <table:table-cell table:style-name="s6.I4" office:value-type="string">
            <text:p text:style-name="P17">±<text:span text:style-name="T8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8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8">2</text:span></text:p>
          </table:table-cell>
          <table:table-cell table:style-name="s6.B5" office:value-type="string">
            <text:p text:style-name="P18">$6-dose_<text:span text:style-name="T8">2</text:span></text:p>
          </table:table-cell>
          <table:table-cell table:style-name="s6.B5" office:value-type="string">
            <text:p text:style-name="P18">$6-d_res_<text:span text:style-name="T8">2</text:span></text:p>
          </table:table-cell>
          <table:table-cell table:style-name="s6.B5" office:value-type="string">
            <text:p text:style-name="P18">$6-o_pog_<text:span text:style-name="T8">2</text:span></text:p>
          </table:table-cell>
          <table:table-cell table:style-name="s6.B5" office:value-type="string">
            <text:p text:style-name="P18">$6-d_gran_<text:span text:style-name="T8">2</text:span></text:p>
          </table:table-cell>
          <table:table-cell table:style-name="s6.I5" office:value-type="string">
            <text:p text:style-name="P17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7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5">Фон</text:p>
          </table:table-cell>
          <table:table-cell table:style-name="t7.B3" office:value-type="string">
            <text:p text:style-name="P36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6">$7-bg0</text:p>
              <text:p text:style-name="P36">$7-bg1</text:p>
              <text:p text:style-name="P36">$7-bg2</text:p>
              <text:p text:style-name="P36">$7-bg3</text:p>
              <text:p text:style-name="P36">$7-bg4</text:p>
              <text:p text:style-name="P36">$7-bg5</text:p>
              <text:p text:style-name="P36">$7-bg6</text:p>
              <text:p text:style-name="P36">$7-bg7</text:p>
              <text:p text:style-name="P35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6">$7-m00</text:p>
              <text:p text:style-name="P36">$7-m01</text:p>
              <text:p text:style-name="P36">$7-m02</text:p>
              <text:p text:style-name="P36">$7-m03</text:p>
              <text:p text:style-name="P36">$7-m04</text:p>
              <text:p text:style-name="P36">$7-m05</text:p>
              <text:p text:style-name="P36">$7-m06</text:p>
              <text:p text:style-name="P36">$7-m07</text:p>
              <text:p text:style-name="P36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8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6">$7-m11</text:p>
              <text:p text:style-name="P36">$7-m12</text:p>
              <text:p text:style-name="P36">$7-m13</text:p>
              <text:p text:style-name="P36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8">15</text:span></text:p>
          </table:table-cell>
        </table:table-row>
        <table:table-row>
          <table:table-cell table:style-name="t7.A3" office:value-type="string">
            <text:p text:style-name="P17">80<text:span text:style-name="T8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6">$7-m21</text:p>
              <text:p text:style-name="P36">$7-m22</text:p>
              <text:p text:style-name="P36">$7-m23</text:p>
              <text:p text:style-name="P36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8">15.4</text:span></text:p>
          </table:table-cell>
        </table:table-row>
        <table:table-row>
          <table:table-cell table:style-name="t7.A7" office:value-type="string">
            <text:p text:style-name="P17">800<text:span text:style-name="T8">.</text:span>0 мЗв/ч</text:p>
          </table:table-cell>
          <table:table-cell table:style-name="t7.B7" office:value-type="string">
            <text:p text:style-name="P18">$7-n<text:span text:style-name="T8">3</text:span></text:p>
          </table:table-cell>
          <table:table-cell table:style-name="t7.B7" office:value-type="string">
            <text:p text:style-name="P18">$7-d<text:span text:style-name="T8">3</text:span></text:p>
          </table:table-cell>
          <table:table-cell table:style-name="t7.D7" office:value-type="string">
            <text:section text:style-name="Sect1" text:name="Раздел35">
              <text:p text:style-name="P7">$7-<text:span text:style-name="T8">m30</text:span></text:p>
              <text:p text:style-name="P36">$7-<text:span text:style-name="T8">m31</text:span></text:p>
              <text:p text:style-name="P36">$7-<text:span text:style-name="T8">m32</text:span></text:p>
              <text:p text:style-name="P36">$7-<text:span text:style-name="T8">m33</text:span></text:p>
              <text:p text:style-name="P36">$7-<text:span text:style-name="T8">m34</text:span></text:p>
            </text:section>
          </table:table-cell>
          <table:table-cell table:style-name="t7.B7" office:value-type="string">
            <text:p text:style-name="P18">$7-av<text:span text:style-name="T8">3</text:span></text:p>
          </table:table-cell>
          <table:table-cell table:style-name="t7.B7" office:value-type="string">
            <text:p text:style-name="P18">$7-o<text:span text:style-name="T8">3</text:span></text:p>
          </table:table-cell>
          <table:table-cell table:style-name="t7.B7" office:value-type="string">
            <text:p text:style-name="P18">$7-q<text:span text:style-name="T8">3</text:span></text:p>
          </table:table-cell>
          <table:table-cell table:style-name="t7.B7" office:value-type="string">
            <text:p text:style-name="P18">$7-do<text:span text:style-name="T8">3</text:span></text:p>
          </table:table-cell>
          <table:table-cell table:style-name="t7.I7" office:value-type="string">
            <text:p text:style-name="P25">±<text:span text:style-name="T8">15.8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7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8">мкЗв</text:span></text:p>
          </table:table-cell>
          <table:table-cell table:style-name="s7.B4" office:value-type="string">
            <text:p text:style-name="P18">$7-<text:span text:style-name="T1">dn</text:span>_<text:span text:style-name="T8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8">360</text:span>c</text:p>
          </table:table-cell>
          <table:table-cell table:style-name="s7.B4" office:value-type="string">
            <text:p text:style-name="P18">$7-d_dev_<text:span text:style-name="T8">1</text:span></text:p>
          </table:table-cell>
          <table:table-cell table:style-name="s7.B4" office:value-type="string">
            <text:p text:style-name="P18">$7-dose_<text:span text:style-name="T8">1</text:span></text:p>
          </table:table-cell>
          <table:table-cell table:style-name="s7.B4" office:value-type="string">
            <text:p text:style-name="P18">$7-d_res_<text:span text:style-name="T8">1</text:span></text:p>
          </table:table-cell>
          <table:table-cell table:style-name="s7.B4" office:value-type="string">
            <text:p text:style-name="P18">$7-o_pog_<text:span text:style-name="T8">1</text:span></text:p>
          </table:table-cell>
          <table:table-cell table:style-name="s7.B4" office:value-type="string">
            <text:p text:style-name="P18">$7-d_gran_<text:span text:style-name="T8">1</text:span></text:p>
          </table:table-cell>
          <table:table-cell table:style-name="s7.I4" office:value-type="string">
            <text:p text:style-name="P17">±<text:span text:style-name="T8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8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8">2</text:span></text:p>
          </table:table-cell>
          <table:table-cell table:style-name="s7.B5" office:value-type="string">
            <text:p text:style-name="P18">$7-dose_<text:span text:style-name="T8">2</text:span></text:p>
          </table:table-cell>
          <table:table-cell table:style-name="s7.B5" office:value-type="string">
            <text:p text:style-name="P18">$7-d_res_<text:span text:style-name="T8">2</text:span></text:p>
          </table:table-cell>
          <table:table-cell table:style-name="s7.B5" office:value-type="string">
            <text:p text:style-name="P18">$7-o_pog_<text:span text:style-name="T8">2</text:span></text:p>
          </table:table-cell>
          <table:table-cell table:style-name="s7.B5" office:value-type="string">
            <text:p text:style-name="P18">$7-d_gran_<text:span text:style-name="T8">2</text:span></text:p>
          </table:table-cell>
          <table:table-cell table:style-name="s7.I5" office:value-type="string">
            <text:p text:style-name="P17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8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5">Фон</text:p>
          </table:table-cell>
          <table:table-cell table:style-name="t8.B3" office:value-type="string">
            <text:p text:style-name="P36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6">$8-bg0</text:p>
              <text:p text:style-name="P36">$8-bg1</text:p>
              <text:p text:style-name="P36">$8-bg2</text:p>
              <text:p text:style-name="P36">$8-bg3</text:p>
              <text:p text:style-name="P36">$8-bg4</text:p>
              <text:p text:style-name="P36">$8-bg5</text:p>
              <text:p text:style-name="P36">$8-bg6</text:p>
              <text:p text:style-name="P36">$8-bg7</text:p>
              <text:p text:style-name="P35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6">$8-m00</text:p>
              <text:p text:style-name="P36">$8-m01</text:p>
              <text:p text:style-name="P36">$8-m02</text:p>
              <text:p text:style-name="P36">$8-m03</text:p>
              <text:p text:style-name="P36">$8-m04</text:p>
              <text:p text:style-name="P36">$8-m05</text:p>
              <text:p text:style-name="P36">$8-m06</text:p>
              <text:p text:style-name="P36">$8-m07</text:p>
              <text:p text:style-name="P36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8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6">$8-m11</text:p>
              <text:p text:style-name="P36">$8-m12</text:p>
              <text:p text:style-name="P36">$8-m13</text:p>
              <text:p text:style-name="P36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8">15</text:span></text:p>
          </table:table-cell>
        </table:table-row>
        <table:table-row>
          <table:table-cell table:style-name="t8.A3" office:value-type="string">
            <text:p text:style-name="P17">80<text:span text:style-name="T8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6">$8-m21</text:p>
              <text:p text:style-name="P36">$8-m22</text:p>
              <text:p text:style-name="P36">$8-m23</text:p>
              <text:p text:style-name="P36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8">15.4</text:span></text:p>
          </table:table-cell>
        </table:table-row>
        <table:table-row>
          <table:table-cell table:style-name="t8.A7" office:value-type="string">
            <text:p text:style-name="P17">800<text:span text:style-name="T8">.</text:span>0 мЗв/ч</text:p>
          </table:table-cell>
          <table:table-cell table:style-name="t8.B7" office:value-type="string">
            <text:p text:style-name="P18">$8-n<text:span text:style-name="T8">3</text:span></text:p>
          </table:table-cell>
          <table:table-cell table:style-name="t8.B7" office:value-type="string">
            <text:p text:style-name="P18">$8-d<text:span text:style-name="T8">3</text:span></text:p>
          </table:table-cell>
          <table:table-cell table:style-name="t8.D7" office:value-type="string">
            <text:section text:style-name="Sect1" text:name="Раздел40">
              <text:p text:style-name="P7">$8-<text:span text:style-name="T8">m30</text:span></text:p>
              <text:p text:style-name="P36">$8-<text:span text:style-name="T8">m31</text:span></text:p>
              <text:p text:style-name="P36">$8-<text:span text:style-name="T8">m32</text:span></text:p>
              <text:p text:style-name="P36">$8-<text:span text:style-name="T8">m33</text:span></text:p>
              <text:p text:style-name="P36">$8-<text:span text:style-name="T8">m34</text:span></text:p>
            </text:section>
          </table:table-cell>
          <table:table-cell table:style-name="t8.B7" office:value-type="string">
            <text:p text:style-name="P18">$8-av<text:span text:style-name="T8">3</text:span></text:p>
          </table:table-cell>
          <table:table-cell table:style-name="t8.B7" office:value-type="string">
            <text:p text:style-name="P18">$8-o<text:span text:style-name="T8">3</text:span></text:p>
          </table:table-cell>
          <table:table-cell table:style-name="t8.B7" office:value-type="string">
            <text:p text:style-name="P18">$8-q<text:span text:style-name="T8">3</text:span></text:p>
          </table:table-cell>
          <table:table-cell table:style-name="t8.B7" office:value-type="string">
            <text:p text:style-name="P18">$8-do<text:span text:style-name="T8">3</text:span></text:p>
          </table:table-cell>
          <table:table-cell table:style-name="t8.I7" office:value-type="string">
            <text:p text:style-name="P25">±<text:span text:style-name="T8">15.8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8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8">мкЗв</text:span></text:p>
          </table:table-cell>
          <table:table-cell table:style-name="s8.B4" office:value-type="string">
            <text:p text:style-name="P18">$8-<text:span text:style-name="T1">dn</text:span>_<text:span text:style-name="T8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8">360</text:span>c</text:p>
          </table:table-cell>
          <table:table-cell table:style-name="s8.B4" office:value-type="string">
            <text:p text:style-name="P18">$8-d_dev_<text:span text:style-name="T8">1</text:span></text:p>
          </table:table-cell>
          <table:table-cell table:style-name="s8.B4" office:value-type="string">
            <text:p text:style-name="P18">$8-dose_<text:span text:style-name="T8">1</text:span></text:p>
          </table:table-cell>
          <table:table-cell table:style-name="s8.B4" office:value-type="string">
            <text:p text:style-name="P18">$8-d_res_<text:span text:style-name="T8">1</text:span></text:p>
          </table:table-cell>
          <table:table-cell table:style-name="s8.B4" office:value-type="string">
            <text:p text:style-name="P18">$8-o_pog_<text:span text:style-name="T8">1</text:span></text:p>
          </table:table-cell>
          <table:table-cell table:style-name="s8.B4" office:value-type="string">
            <text:p text:style-name="P18">$8-d_gran_<text:span text:style-name="T8">1</text:span></text:p>
          </table:table-cell>
          <table:table-cell table:style-name="s8.I4" office:value-type="string">
            <text:p text:style-name="P17">±<text:span text:style-name="T8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8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8">2</text:span></text:p>
          </table:table-cell>
          <table:table-cell table:style-name="s8.B5" office:value-type="string">
            <text:p text:style-name="P18">$8-dose_<text:span text:style-name="T8">2</text:span></text:p>
          </table:table-cell>
          <table:table-cell table:style-name="s8.B5" office:value-type="string">
            <text:p text:style-name="P18">$8-d_res_<text:span text:style-name="T8">2</text:span></text:p>
          </table:table-cell>
          <table:table-cell table:style-name="s8.B5" office:value-type="string">
            <text:p text:style-name="P18">$8-o_pog_<text:span text:style-name="T8">2</text:span></text:p>
          </table:table-cell>
          <table:table-cell table:style-name="s8.B5" office:value-type="string">
            <text:p text:style-name="P18">$8-d_gran_<text:span text:style-name="T8">2</text:span></text:p>
          </table:table-cell>
          <table:table-cell table:style-name="s8.I5" office:value-type="string">
            <text:p text:style-name="P17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9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5">Фон</text:p>
          </table:table-cell>
          <table:table-cell table:style-name="t9.B3" office:value-type="string">
            <text:p text:style-name="P36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6">$9-bg0</text:p>
              <text:p text:style-name="P36">$9-bg1</text:p>
              <text:p text:style-name="P36">$9-bg2</text:p>
              <text:p text:style-name="P36">$9-bg3</text:p>
              <text:p text:style-name="P36">$9-bg4</text:p>
              <text:p text:style-name="P36">$9-bg5</text:p>
              <text:p text:style-name="P36">$9-bg6</text:p>
              <text:p text:style-name="P36">$9-bg7</text:p>
              <text:p text:style-name="P35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6">$9-m00</text:p>
              <text:p text:style-name="P36">$9-m01</text:p>
              <text:p text:style-name="P36">$9-m02</text:p>
              <text:p text:style-name="P36">$9-m03</text:p>
              <text:p text:style-name="P36">$9-m04</text:p>
              <text:p text:style-name="P36">$9-m05</text:p>
              <text:p text:style-name="P36">$9-m06</text:p>
              <text:p text:style-name="P36">$9-m07</text:p>
              <text:p text:style-name="P36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8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6">$9-m11</text:p>
              <text:p text:style-name="P36">$9-m12</text:p>
              <text:p text:style-name="P36">$9-m13</text:p>
              <text:p text:style-name="P36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8">15</text:span></text:p>
          </table:table-cell>
        </table:table-row>
        <table:table-row>
          <table:table-cell table:style-name="t9.A3" office:value-type="string">
            <text:p text:style-name="P17">80<text:span text:style-name="T8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6">$9-m21</text:p>
              <text:p text:style-name="P36">$9-m22</text:p>
              <text:p text:style-name="P36">$9-m23</text:p>
              <text:p text:style-name="P36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8">15.4</text:span></text:p>
          </table:table-cell>
        </table:table-row>
        <table:table-row>
          <table:table-cell table:style-name="t9.A7" office:value-type="string">
            <text:p text:style-name="P17">800<text:span text:style-name="T8">.</text:span>0 мЗв/ч</text:p>
          </table:table-cell>
          <table:table-cell table:style-name="t9.B7" office:value-type="string">
            <text:p text:style-name="P18">$9-n<text:span text:style-name="T8">3</text:span></text:p>
          </table:table-cell>
          <table:table-cell table:style-name="t9.B7" office:value-type="string">
            <text:p text:style-name="P18">$9-d<text:span text:style-name="T8">3</text:span></text:p>
          </table:table-cell>
          <table:table-cell table:style-name="t9.D7" office:value-type="string">
            <text:section text:style-name="Sect1" text:name="Раздел45">
              <text:p text:style-name="P7">$9-<text:span text:style-name="T8">m30</text:span></text:p>
              <text:p text:style-name="P36">$9-<text:span text:style-name="T8">m31</text:span></text:p>
              <text:p text:style-name="P36">$9-<text:span text:style-name="T8">m32</text:span></text:p>
              <text:p text:style-name="P36">$9-<text:span text:style-name="T8">m33</text:span></text:p>
              <text:p text:style-name="P36">$9-<text:span text:style-name="T8">m34</text:span></text:p>
            </text:section>
          </table:table-cell>
          <table:table-cell table:style-name="t9.B7" office:value-type="string">
            <text:p text:style-name="P18">$9-av<text:span text:style-name="T8">3</text:span></text:p>
          </table:table-cell>
          <table:table-cell table:style-name="t9.B7" office:value-type="string">
            <text:p text:style-name="P18">$9-o<text:span text:style-name="T8">3</text:span></text:p>
          </table:table-cell>
          <table:table-cell table:style-name="t9.B7" office:value-type="string">
            <text:p text:style-name="P18">$9-q<text:span text:style-name="T8">3</text:span></text:p>
          </table:table-cell>
          <table:table-cell table:style-name="t9.B7" office:value-type="string">
            <text:p text:style-name="P18">$9-do<text:span text:style-name="T8">3</text:span></text:p>
          </table:table-cell>
          <table:table-cell table:style-name="t9.I7" office:value-type="string">
            <text:p text:style-name="P25">±<text:span text:style-name="T8">15.8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9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8">мкЗв</text:span></text:p>
          </table:table-cell>
          <table:table-cell table:style-name="s9.B4" office:value-type="string">
            <text:p text:style-name="P18">$9-<text:span text:style-name="T1">dn</text:span>_<text:span text:style-name="T8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8">360</text:span>c</text:p>
          </table:table-cell>
          <table:table-cell table:style-name="s9.B4" office:value-type="string">
            <text:p text:style-name="P18">$9-d_dev_<text:span text:style-name="T8">1</text:span></text:p>
          </table:table-cell>
          <table:table-cell table:style-name="s9.B4" office:value-type="string">
            <text:p text:style-name="P18">$9-dose_<text:span text:style-name="T8">1</text:span></text:p>
          </table:table-cell>
          <table:table-cell table:style-name="s9.B4" office:value-type="string">
            <text:p text:style-name="P18">$9-d_res_<text:span text:style-name="T8">1</text:span></text:p>
          </table:table-cell>
          <table:table-cell table:style-name="s9.B4" office:value-type="string">
            <text:p text:style-name="P18">$9-o_pog_<text:span text:style-name="T8">1</text:span></text:p>
          </table:table-cell>
          <table:table-cell table:style-name="s9.B4" office:value-type="string">
            <text:p text:style-name="P18">$9-d_gran_<text:span text:style-name="T8">1</text:span></text:p>
          </table:table-cell>
          <table:table-cell table:style-name="s9.I4" office:value-type="string">
            <text:p text:style-name="P17">±<text:span text:style-name="T8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8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8">2</text:span></text:p>
          </table:table-cell>
          <table:table-cell table:style-name="s9.B5" office:value-type="string">
            <text:p text:style-name="P18">$9-dose_<text:span text:style-name="T8">2</text:span></text:p>
          </table:table-cell>
          <table:table-cell table:style-name="s9.B5" office:value-type="string">
            <text:p text:style-name="P18">$9-d_res_<text:span text:style-name="T8">2</text:span></text:p>
          </table:table-cell>
          <table:table-cell table:style-name="s9.B5" office:value-type="string">
            <text:p text:style-name="P18">$9-o_pog_<text:span text:style-name="T8">2</text:span></text:p>
          </table:table-cell>
          <table:table-cell table:style-name="s9.B5" office:value-type="string">
            <text:p text:style-name="P18">$9-d_gran_<text:span text:style-name="T8">2</text:span></text:p>
          </table:table-cell>
          <table:table-cell table:style-name="s9.I5" office:value-type="string">
            <text:p text:style-name="P17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0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5">Фон</text:p>
          </table:table-cell>
          <table:table-cell table:style-name="t10.B3" office:value-type="string">
            <text:p text:style-name="P36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6">$10-bg0</text:p>
              <text:p text:style-name="P36">$10-bg1</text:p>
              <text:p text:style-name="P36">$10-bg2</text:p>
              <text:p text:style-name="P36">$10-bg3</text:p>
              <text:p text:style-name="P36">$10-bg4</text:p>
              <text:p text:style-name="P36">$10-bg5</text:p>
              <text:p text:style-name="P36">$10-bg6</text:p>
              <text:p text:style-name="P36">$10-bg7</text:p>
              <text:p text:style-name="P35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6">$10-m00</text:p>
              <text:p text:style-name="P36">$10-m01</text:p>
              <text:p text:style-name="P36">$10-m02</text:p>
              <text:p text:style-name="P36">$10-m03</text:p>
              <text:p text:style-name="P36">$10-m04</text:p>
              <text:p text:style-name="P36">$10-m05</text:p>
              <text:p text:style-name="P36">$10-m06</text:p>
              <text:p text:style-name="P36">$10-m07</text:p>
              <text:p text:style-name="P36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8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6">$10-m11</text:p>
              <text:p text:style-name="P36">$10-m12</text:p>
              <text:p text:style-name="P36">$10-m13</text:p>
              <text:p text:style-name="P36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8">15</text:span></text:p>
          </table:table-cell>
        </table:table-row>
        <table:table-row>
          <table:table-cell table:style-name="t10.A3" office:value-type="string">
            <text:p text:style-name="P17">80<text:span text:style-name="T8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6">$10-m21</text:p>
              <text:p text:style-name="P36">$10-m22</text:p>
              <text:p text:style-name="P36">$10-m23</text:p>
              <text:p text:style-name="P36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8">15.4</text:span></text:p>
          </table:table-cell>
        </table:table-row>
        <table:table-row>
          <table:table-cell table:style-name="t10.A7" office:value-type="string">
            <text:p text:style-name="P17">800<text:span text:style-name="T8">.</text:span>0 мЗв/ч</text:p>
          </table:table-cell>
          <table:table-cell table:style-name="t10.B7" office:value-type="string">
            <text:p text:style-name="P18">$10-n<text:span text:style-name="T8">3</text:span></text:p>
          </table:table-cell>
          <table:table-cell table:style-name="t10.B7" office:value-type="string">
            <text:p text:style-name="P18">$10-d<text:span text:style-name="T8">3</text:span></text:p>
          </table:table-cell>
          <table:table-cell table:style-name="t10.D7" office:value-type="string">
            <text:section text:style-name="Sect1" text:name="Раздел50">
              <text:p text:style-name="P7">$10-<text:span text:style-name="T8">m30</text:span></text:p>
              <text:p text:style-name="P36">$10-<text:span text:style-name="T8">m31</text:span></text:p>
              <text:p text:style-name="P36">$10-<text:span text:style-name="T8">m32</text:span></text:p>
              <text:p text:style-name="P36">$10-<text:span text:style-name="T8">m33</text:span></text:p>
              <text:p text:style-name="P36">$10-<text:span text:style-name="T8">m34</text:span></text:p>
            </text:section>
          </table:table-cell>
          <table:table-cell table:style-name="t10.B7" office:value-type="string">
            <text:p text:style-name="P18">$10-av<text:span text:style-name="T8">3</text:span></text:p>
          </table:table-cell>
          <table:table-cell table:style-name="t10.B7" office:value-type="string">
            <text:p text:style-name="P18">$10-o<text:span text:style-name="T8">3</text:span></text:p>
          </table:table-cell>
          <table:table-cell table:style-name="t10.B7" office:value-type="string">
            <text:p text:style-name="P18">$10-q<text:span text:style-name="T8">3</text:span></text:p>
          </table:table-cell>
          <table:table-cell table:style-name="t10.B7" office:value-type="string">
            <text:p text:style-name="P18">$10-do<text:span text:style-name="T8">3</text:span></text:p>
          </table:table-cell>
          <table:table-cell table:style-name="t10.I7" office:value-type="string">
            <text:p text:style-name="P25">±<text:span text:style-name="T8">15.8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0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8">мкЗв</text:span></text:p>
          </table:table-cell>
          <table:table-cell table:style-name="s10.B4" office:value-type="string">
            <text:p text:style-name="P18">$10-<text:span text:style-name="T1">dn</text:span>_<text:span text:style-name="T8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8">360</text:span>c</text:p>
          </table:table-cell>
          <table:table-cell table:style-name="s10.B4" office:value-type="string">
            <text:p text:style-name="P18">$10-d_dev_<text:span text:style-name="T8">1</text:span></text:p>
          </table:table-cell>
          <table:table-cell table:style-name="s10.B4" office:value-type="string">
            <text:p text:style-name="P18">$10-dose_<text:span text:style-name="T8">1</text:span></text:p>
          </table:table-cell>
          <table:table-cell table:style-name="s10.B4" office:value-type="string">
            <text:p text:style-name="P18">$10-d_res_<text:span text:style-name="T8">1</text:span></text:p>
          </table:table-cell>
          <table:table-cell table:style-name="s10.B4" office:value-type="string">
            <text:p text:style-name="P18">$10-o_pog_<text:span text:style-name="T8">1</text:span></text:p>
          </table:table-cell>
          <table:table-cell table:style-name="s10.B4" office:value-type="string">
            <text:p text:style-name="P18">$10-d_gran_<text:span text:style-name="T8">1</text:span></text:p>
          </table:table-cell>
          <table:table-cell table:style-name="s10.I4" office:value-type="string">
            <text:p text:style-name="P17">±<text:span text:style-name="T8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8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8">2</text:span></text:p>
          </table:table-cell>
          <table:table-cell table:style-name="s10.B5" office:value-type="string">
            <text:p text:style-name="P18">$10-dose_<text:span text:style-name="T8">2</text:span></text:p>
          </table:table-cell>
          <table:table-cell table:style-name="s10.B5" office:value-type="string">
            <text:p text:style-name="P18">$10-d_res_<text:span text:style-name="T8">2</text:span></text:p>
          </table:table-cell>
          <table:table-cell table:style-name="s10.B5" office:value-type="string">
            <text:p text:style-name="P18">$10-o_pog_<text:span text:style-name="T8">2</text:span></text:p>
          </table:table-cell>
          <table:table-cell table:style-name="s10.B5" office:value-type="string">
            <text:p text:style-name="P18">$10-d_gran_<text:span text:style-name="T8">2</text:span></text:p>
          </table:table-cell>
          <table:table-cell table:style-name="s10.I5" office:value-type="string">
            <text:p text:style-name="P17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5">Фон</text:p>
          </table:table-cell>
          <table:table-cell table:style-name="t11.B3" office:value-type="string">
            <text:p text:style-name="P36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6">$11-bg0</text:p>
              <text:p text:style-name="P36">$11-bg1</text:p>
              <text:p text:style-name="P36">$11-bg2</text:p>
              <text:p text:style-name="P36">$11-bg3</text:p>
              <text:p text:style-name="P36">$11-bg4</text:p>
              <text:p text:style-name="P36">$11-bg5</text:p>
              <text:p text:style-name="P36">$11-bg6</text:p>
              <text:p text:style-name="P36">$11-bg7</text:p>
              <text:p text:style-name="P35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6">$11-m00</text:p>
              <text:p text:style-name="P36">$11-m01</text:p>
              <text:p text:style-name="P36">$11-m02</text:p>
              <text:p text:style-name="P36">$11-m03</text:p>
              <text:p text:style-name="P36">$11-m04</text:p>
              <text:p text:style-name="P36">$11-m05</text:p>
              <text:p text:style-name="P36">$11-m06</text:p>
              <text:p text:style-name="P36">$11-m07</text:p>
              <text:p text:style-name="P36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8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6">$11-m11</text:p>
              <text:p text:style-name="P36">$11-m12</text:p>
              <text:p text:style-name="P36">$11-m13</text:p>
              <text:p text:style-name="P36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8">15</text:span></text:p>
          </table:table-cell>
        </table:table-row>
        <table:table-row>
          <table:table-cell table:style-name="t11.A3" office:value-type="string">
            <text:p text:style-name="P17">80<text:span text:style-name="T8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6">$11-m21</text:p>
              <text:p text:style-name="P36">$11-m22</text:p>
              <text:p text:style-name="P36">$11-m23</text:p>
              <text:p text:style-name="P36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8">15.4</text:span></text:p>
          </table:table-cell>
        </table:table-row>
        <table:table-row>
          <table:table-cell table:style-name="t11.A7" office:value-type="string">
            <text:p text:style-name="P17">800<text:span text:style-name="T8">.</text:span>0 мЗв/ч</text:p>
          </table:table-cell>
          <table:table-cell table:style-name="t11.B7" office:value-type="string">
            <text:p text:style-name="P18">$11-n<text:span text:style-name="T8">3</text:span></text:p>
          </table:table-cell>
          <table:table-cell table:style-name="t11.B7" office:value-type="string">
            <text:p text:style-name="P18">$11-d<text:span text:style-name="T8">3</text:span></text:p>
          </table:table-cell>
          <table:table-cell table:style-name="t11.D7" office:value-type="string">
            <text:section text:style-name="Sect1" text:name="Раздел55">
              <text:p text:style-name="P7">$11-<text:span text:style-name="T8">m30</text:span></text:p>
              <text:p text:style-name="P36">$11-<text:span text:style-name="T8">m31</text:span></text:p>
              <text:p text:style-name="P36">$11-<text:span text:style-name="T8">m32</text:span></text:p>
              <text:p text:style-name="P36">$11-<text:span text:style-name="T8">m33</text:span></text:p>
              <text:p text:style-name="P36">$11-<text:span text:style-name="T8">m34</text:span></text:p>
            </text:section>
          </table:table-cell>
          <table:table-cell table:style-name="t11.B7" office:value-type="string">
            <text:p text:style-name="P18">$11-av<text:span text:style-name="T8">3</text:span></text:p>
          </table:table-cell>
          <table:table-cell table:style-name="t11.B7" office:value-type="string">
            <text:p text:style-name="P18">$11-o<text:span text:style-name="T8">3</text:span></text:p>
          </table:table-cell>
          <table:table-cell table:style-name="t11.B7" office:value-type="string">
            <text:p text:style-name="P18">$11-q<text:span text:style-name="T8">3</text:span></text:p>
          </table:table-cell>
          <table:table-cell table:style-name="t11.B7" office:value-type="string">
            <text:p text:style-name="P18">$11-do<text:span text:style-name="T8">3</text:span></text:p>
          </table:table-cell>
          <table:table-cell table:style-name="t11.I7" office:value-type="string">
            <text:p text:style-name="P25">±<text:span text:style-name="T8">15.8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8">мкЗв</text:span></text:p>
          </table:table-cell>
          <table:table-cell table:style-name="s11.B4" office:value-type="string">
            <text:p text:style-name="P18">$11-<text:span text:style-name="T1">dn</text:span>_<text:span text:style-name="T8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8">360</text:span>c</text:p>
          </table:table-cell>
          <table:table-cell table:style-name="s11.B4" office:value-type="string">
            <text:p text:style-name="P18">$11-d_dev_<text:span text:style-name="T8">1</text:span></text:p>
          </table:table-cell>
          <table:table-cell table:style-name="s11.B4" office:value-type="string">
            <text:p text:style-name="P18">$11-dose_<text:span text:style-name="T8">1</text:span></text:p>
          </table:table-cell>
          <table:table-cell table:style-name="s11.B4" office:value-type="string">
            <text:p text:style-name="P18">$11-d_res_<text:span text:style-name="T8">1</text:span></text:p>
          </table:table-cell>
          <table:table-cell table:style-name="s11.B4" office:value-type="string">
            <text:p text:style-name="P18">$11-o_pog_<text:span text:style-name="T8">1</text:span></text:p>
          </table:table-cell>
          <table:table-cell table:style-name="s11.B4" office:value-type="string">
            <text:p text:style-name="P18">$11-d_gran_<text:span text:style-name="T8">1</text:span></text:p>
          </table:table-cell>
          <table:table-cell table:style-name="s11.I4" office:value-type="string">
            <text:p text:style-name="P17">±<text:span text:style-name="T8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8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8">2</text:span></text:p>
          </table:table-cell>
          <table:table-cell table:style-name="s11.B5" office:value-type="string">
            <text:p text:style-name="P18">$11-dose_<text:span text:style-name="T8">2</text:span></text:p>
          </table:table-cell>
          <table:table-cell table:style-name="s11.B5" office:value-type="string">
            <text:p text:style-name="P18">$11-d_res_<text:span text:style-name="T8">2</text:span></text:p>
          </table:table-cell>
          <table:table-cell table:style-name="s11.B5" office:value-type="string">
            <text:p text:style-name="P18">$11-o_pog_<text:span text:style-name="T8">2</text:span></text:p>
          </table:table-cell>
          <table:table-cell table:style-name="s11.B5" office:value-type="string">
            <text:p text:style-name="P18">$11-d_gran_<text:span text:style-name="T8">2</text:span></text:p>
          </table:table-cell>
          <table:table-cell table:style-name="s11.I5" office:value-type="string">
            <text:p text:style-name="P17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5">Фон</text:p>
          </table:table-cell>
          <table:table-cell table:style-name="t12.B3" office:value-type="string">
            <text:p text:style-name="P36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6">$12-bg0</text:p>
              <text:p text:style-name="P36">$12-bg1</text:p>
              <text:p text:style-name="P36">$12-bg2</text:p>
              <text:p text:style-name="P36">$12-bg3</text:p>
              <text:p text:style-name="P36">$12-bg4</text:p>
              <text:p text:style-name="P36">$12-bg5</text:p>
              <text:p text:style-name="P36">$12-bg6</text:p>
              <text:p text:style-name="P36">$12-bg7</text:p>
              <text:p text:style-name="P35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6">$12-m00</text:p>
              <text:p text:style-name="P36">$12-m01</text:p>
              <text:p text:style-name="P36">$12-m02</text:p>
              <text:p text:style-name="P36">$12-m03</text:p>
              <text:p text:style-name="P36">$12-m04</text:p>
              <text:p text:style-name="P36">$12-m05</text:p>
              <text:p text:style-name="P36">$12-m06</text:p>
              <text:p text:style-name="P36">$12-m07</text:p>
              <text:p text:style-name="P36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8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6">$12-m11</text:p>
              <text:p text:style-name="P36">$12-m12</text:p>
              <text:p text:style-name="P36">$12-m13</text:p>
              <text:p text:style-name="P36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8">15</text:span></text:p>
          </table:table-cell>
        </table:table-row>
        <table:table-row>
          <table:table-cell table:style-name="t12.A3" office:value-type="string">
            <text:p text:style-name="P17">80<text:span text:style-name="T8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6">$12-m21</text:p>
              <text:p text:style-name="P36">$12-m22</text:p>
              <text:p text:style-name="P36">$12-m23</text:p>
              <text:p text:style-name="P36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8">15.4</text:span></text:p>
          </table:table-cell>
        </table:table-row>
        <table:table-row>
          <table:table-cell table:style-name="t12.A7" office:value-type="string">
            <text:p text:style-name="P17">800<text:span text:style-name="T8">.</text:span>0 мЗв/ч</text:p>
          </table:table-cell>
          <table:table-cell table:style-name="t12.B7" office:value-type="string">
            <text:p text:style-name="P18">$12-n<text:span text:style-name="T8">3</text:span></text:p>
          </table:table-cell>
          <table:table-cell table:style-name="t12.B7" office:value-type="string">
            <text:p text:style-name="P18">$12-d<text:span text:style-name="T8">3</text:span></text:p>
          </table:table-cell>
          <table:table-cell table:style-name="t12.D7" office:value-type="string">
            <text:section text:style-name="Sect1" text:name="Раздел60">
              <text:p text:style-name="P7">$12-<text:span text:style-name="T8">m30</text:span></text:p>
              <text:p text:style-name="P36">$12-<text:span text:style-name="T8">m31</text:span></text:p>
              <text:p text:style-name="P36">$12-<text:span text:style-name="T8">m32</text:span></text:p>
              <text:p text:style-name="P36">$12-<text:span text:style-name="T8">m33</text:span></text:p>
              <text:p text:style-name="P36">$12-<text:span text:style-name="T8">m34</text:span></text:p>
            </text:section>
          </table:table-cell>
          <table:table-cell table:style-name="t12.B7" office:value-type="string">
            <text:p text:style-name="P18">$12-av<text:span text:style-name="T8">3</text:span></text:p>
          </table:table-cell>
          <table:table-cell table:style-name="t12.B7" office:value-type="string">
            <text:p text:style-name="P18">$12-o<text:span text:style-name="T8">3</text:span></text:p>
          </table:table-cell>
          <table:table-cell table:style-name="t12.B7" office:value-type="string">
            <text:p text:style-name="P18">$12-q<text:span text:style-name="T8">3</text:span></text:p>
          </table:table-cell>
          <table:table-cell table:style-name="t12.B7" office:value-type="string">
            <text:p text:style-name="P18">$12-do<text:span text:style-name="T8">3</text:span></text:p>
          </table:table-cell>
          <table:table-cell table:style-name="t12.I7" office:value-type="string">
            <text:p text:style-name="P25">±<text:span text:style-name="T8">15.8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2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8">мкЗв</text:span></text:p>
          </table:table-cell>
          <table:table-cell table:style-name="s12.B4" office:value-type="string">
            <text:p text:style-name="P18">$12-<text:span text:style-name="T1">dn</text:span>_<text:span text:style-name="T8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8">360</text:span>c</text:p>
          </table:table-cell>
          <table:table-cell table:style-name="s12.B4" office:value-type="string">
            <text:p text:style-name="P18">$12-d_dev_<text:span text:style-name="T8">1</text:span></text:p>
          </table:table-cell>
          <table:table-cell table:style-name="s12.B4" office:value-type="string">
            <text:p text:style-name="P18">$12-dose_<text:span text:style-name="T8">1</text:span></text:p>
          </table:table-cell>
          <table:table-cell table:style-name="s12.B4" office:value-type="string">
            <text:p text:style-name="P18">$12-d_res_<text:span text:style-name="T8">1</text:span></text:p>
          </table:table-cell>
          <table:table-cell table:style-name="s12.B4" office:value-type="string">
            <text:p text:style-name="P18">$12-o_pog_<text:span text:style-name="T8">1</text:span></text:p>
          </table:table-cell>
          <table:table-cell table:style-name="s12.B4" office:value-type="string">
            <text:p text:style-name="P18">$12-d_gran_<text:span text:style-name="T8">1</text:span></text:p>
          </table:table-cell>
          <table:table-cell table:style-name="s12.I4" office:value-type="string">
            <text:p text:style-name="P17">±<text:span text:style-name="T8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8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8">2</text:span></text:p>
          </table:table-cell>
          <table:table-cell table:style-name="s12.B5" office:value-type="string">
            <text:p text:style-name="P18">$12-dose_<text:span text:style-name="T8">2</text:span></text:p>
          </table:table-cell>
          <table:table-cell table:style-name="s12.B5" office:value-type="string">
            <text:p text:style-name="P18">$12-d_res_<text:span text:style-name="T8">2</text:span></text:p>
          </table:table-cell>
          <table:table-cell table:style-name="s12.B5" office:value-type="string">
            <text:p text:style-name="P18">$12-o_pog_<text:span text:style-name="T8">2</text:span></text:p>
          </table:table-cell>
          <table:table-cell table:style-name="s12.B5" office:value-type="string">
            <text:p text:style-name="P18">$12-d_gran_<text:span text:style-name="T8">2</text:span></text:p>
          </table:table-cell>
          <table:table-cell table:style-name="s12.I5" office:value-type="string">
            <text:p text:style-name="P17">±<text:span text:style-name="T8">15.4</text:span></text:p>
          </table:table-cell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6:37:56.89</dc:date>
    <meta:editing-duration>P3DT6H26M26S</meta:editing-duration>
    <meta:editing-cycles>377</meta:editing-cycles>
    <meta:generator>OpenOffice/4.1.6$Win32 OpenOffice.org_project/416m1$Build-9790</meta:generator>
    <meta:document-statistic meta:table-count="25" meta:image-count="0" meta:object-count="0" meta:page-count="7" meta:paragraph-count="1460" meta:word-count="2435" meta:character-count="18030"/>
  </office:meta>
</office:document-meta>
</file>